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3.687cm" fo:min-width="3.44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3.687cm" fo:min-width="3.448cm" fo:padding-top="0.165cm" fo:padding-bottom="0.165cm" fo:padding-left="0.29cm" fo:padding-right="0.29cm"/>
    </style:style>
    <style:style style:name="gr3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svg:stroke-color="#de6c3f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0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6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0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2cm"/>
      <style:paragraph-properties style:writing-mode="lr-tb"/>
    </style:style>
    <style:style style:name="gr10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5.364cm" fo:min-width="1.971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081cm" svg:stroke-color="#de6c3f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ffffff" draw:marker-start-width="0.321cm" draw:marker-end="Arrowheads_20_5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.3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.215cm"/>
      <style:paragraph-properties style:writing-mode="lr-tb"/>
    </style:style>
    <style:style style:name="gr16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3.711cm" fo:min-width="3.461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de6c3f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81d41a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81d41a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81d41a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objectwithoutfill">
      <style:graphic-properties svg:stroke-width="0.081cm" svg:stroke-color="#ffffff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53cm" svg:stroke-color="#ff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de6c3f" draw:marker-start-width="0.279cm" draw:marker-end-width="0.279cm" draw:fill="solid" draw:fill-color="#de6c3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cm"/>
      <style:paragraph-properties style:writing-mode="lr-tb"/>
    </style:style>
    <style:style style:name="gr27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5.284cm" fo:min-width="1.891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81d41a" loext:opacity="100%"/>
    </style:style>
    <style:style style:name="P5" style:family="paragraph">
      <loext:graphic-properties draw:fill="none" draw:fill-color="#ffffff"/>
      <style:text-properties fo:color="#81d41a" loext:opacity="100%"/>
    </style:style>
    <style:style style:name="P6" style:family="paragraph">
      <loext:graphic-properties draw:fill="none" draw:fill-color="#ffffff"/>
      <style:text-properties fo:color="#008bf5" loext:opacity="100%"/>
    </style:style>
    <style:style style:name="P7" style:family="paragraph">
      <loext:graphic-properties draw:fill="none" draw:fill-color="#ffffff"/>
      <style:text-properties fo:color="#de6c3f" loext:opacity="100%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text-properties fo:color="#de6c3f" loext:opacity="100%" fo:font-size="32pt" fo:font-weight="normal" style:font-size-asian="32pt" style:font-weight-asian="normal" style:font-size-complex="32pt" style:font-weight-complex="normal"/>
    </style:style>
    <style:style style:name="P11" style:family="paragraph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" style:family="paragraph">
      <loext:graphic-properties draw:fill="none" draw:fill-color="#ffffff"/>
      <style:text-properties fo:color="#de6c3f" loext:opacity="100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3" style:family="paragraph">
      <style:text-properties fo:color="#ffffff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14" style:family="paragraph">
      <loext:graphic-properties draw:fill="none" draw:fill-color="#ffffff"/>
      <style:text-properties fo:color="#ffffff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text-properties fo:color="#de6c3f" loext:opacity="100%" fo:font-size="12pt" style:font-size-asian="12pt" style:font-size-complex="12pt"/>
    </style:style>
    <style:style style:name="P18" style:family="paragraph">
      <loext:graphic-properties draw:fill="none" draw:fill-color="#ffffff"/>
      <style:text-properties fo:color="#de6c3f" loext:opacity="100%" fo:font-size="12pt" style:font-size-asian="12pt" style:font-size-complex="12pt"/>
    </style:style>
    <style:style style:name="P19" style:family="paragraph">
      <style:text-properties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font-style="italic" style:font-style-asian="italic" style:font-style-complex="italic"/>
    </style:style>
    <style:style style:name="P21" style:family="paragraph">
      <style:text-properties style:use-window-font-color="true" loext:opacity="0%" fo:font-style="italic" style:font-style-asian="italic" style:font-style-complex="italic"/>
    </style:style>
    <style:style style:name="P22" style:family="paragraph">
      <loext:graphic-properties draw:fill="none" draw:fill-color="#ffffff"/>
      <style:text-properties style:use-window-font-color="true" loext:opacity="0%" fo:font-style="italic" style:font-style-asian="italic" style:font-style-complex="italic"/>
    </style:style>
    <style:style style:name="P23" style:family="paragraph">
      <style:text-properties fo:color="#de6c3f" loext:opacity="100%" fo:font-style="italic" style:font-style-asian="italic" style:font-style-complex="italic"/>
    </style:style>
    <style:style style:name="P24" style:family="paragraph">
      <loext:graphic-properties draw:fill="none" draw:fill-color="#ffffff"/>
      <style:text-properties fo:color="#de6c3f" loext:opacity="100%" fo:font-style="italic" style:font-style-asian="italic" style:font-style-complex="italic"/>
    </style:style>
    <style:style style:name="P25" style:family="paragraph">
      <loext:graphic-properties draw:fill="none"/>
      <style:paragraph-properties fo:text-align="center"/>
      <style:text-properties fo:color="#81d41a" loext:opacity="100%"/>
    </style:style>
    <style:style style:name="P26" style:family="paragraph">
      <style:text-properties fo:color="#81d41a" loext:opacity="100%" fo:font-style="italic"/>
    </style:style>
    <style:style style:name="P27" style:family="paragraph">
      <loext:graphic-properties draw:fill="none"/>
      <style:text-properties fo:color="#81d41a" loext:opacity="100%" fo:font-style="italic"/>
    </style:style>
    <style:style style:name="P28" style:family="paragraph">
      <style:text-properties fo:color="#81d41a" loext:opacity="100%"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color="#81d41a" loext:opacity="100%" fo:font-style="italic" style:font-style-asian="italic" style:font-style-complex="italic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solid" draw:fill-color="#de6c3f"/>
      <style:paragraph-properties fo:text-align="center"/>
    </style:style>
    <style:style style:name="P32" style:family="paragraph">
      <style:text-properties fo:color="#de6c3f" loext:opacity="100%"/>
    </style:style>
    <style:style style:name="P33" style:family="paragraph">
      <loext:graphic-properties draw:fill="none" draw:fill-color="#ffffff"/>
      <style:text-properties fo:color="#de6c3f" loext:opacity="100%" fo:font-size="10pt" style:font-size-asian="10pt" style:font-size-complex="10pt"/>
    </style:style>
    <style:style style:name="P34" style:family="paragraph">
      <style:text-properties fo:font-size="24pt"/>
    </style:style>
    <style:style style:name="P35" style:family="paragraph">
      <loext:graphic-properties draw:fill="none" draw:fill-color="#ffffff"/>
      <style:text-properties fo:font-size="24pt"/>
    </style:style>
    <style:style style:name="T1" style:family="text">
      <style:text-properties fo:color="#81d41a" loext:opacity="100%"/>
    </style:style>
    <style:style style:name="T2" style:family="text">
      <style:text-properties fo:color="#008bf5" loext:opacity="100%"/>
    </style:style>
    <style:style style:name="T3" style:family="text">
      <style:text-properties fo:color="#de6c3f" loext:opacity="100%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de6c3f" loext:opacity="100%" fo:font-style="italic" style:font-style-asian="italic" style:font-style-complex="italic"/>
    </style:style>
    <style:style style:name="T6" style:family="text">
      <style:text-properties fo:color="#ffffff" loext:opacity="100%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use-window-font-color="true" loext:opacity="0%"/>
    </style:style>
    <style:style style:name="T8" style:family="text">
      <style:text-properties fo:font-variant="normal" fo:text-transform="none" fo:color="#de6c3f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de6c3f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95cm" svg:height="5.681cm" svg:x="3.539cm" svg:y="4.1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694cm" svg:height="5.681cm" svg:x="11.765cm" svg:y="4.1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1" draw:id="id1" draw:layer="layout" svg:width="0.316cm" svg:height="0.315cm" svg:x="7.02cm" svg:y="6.8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2" draw:id="id2" draw:layer="layout" svg:width="0.316cm" svg:height="0.315cm" svg:x="13.995cm" svg:y="6.8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7.336cm" svg:y1="7.014cm" svg:x2="13.995cm" svg:y2="7.014cm" draw:start-shape="id1" draw:start-glue-point="10" draw:end-shape="id2" draw:end-glue-point="6" svg:d="M7336 7014h6659" svg:viewBox="0 0 6660 1">
          <text:p/>
        </draw:connector>
        <draw:frame draw:style-name="gr5" draw:text-style-name="P3" draw:layer="layout" svg:width="0.85cm" svg:height="0.962cm" svg:x="6.803cm" svg:y="7.148cm">
          <draw:text-box>
            <text:p>a</text:p>
          </draw:text-box>
        </draw:frame>
        <draw:frame draw:style-name="gr5" draw:text-style-name="P3" draw:layer="layout" svg:width="0.85cm" svg:height="0.962cm" svg:x="13.779cm" svg:y="7.247cm">
          <draw:text-box>
            <text:p>b</text:p>
          </draw:text-box>
        </draw:frame>
        <draw:frame draw:style-name="gr6" draw:text-style-name="P5" draw:layer="layout" svg:width="2.567cm" svg:height="1.673cm" svg:x="5.103cm" svg:y="10.105cm">
          <draw:text-box>
            <text:p text:style-name="P4"><text:span text:style-name="T1">d</text:span><text:span text:style-name="T1">o</text:span><text:span text:style-name="T1">m</text:span><text:span text:style-name="T1">a</text:span><text:span text:style-name="T1">i</text:span><text:span text:style-name="T1">n</text:span></text:p>
          </draw:text-box>
        </draw:frame>
        <draw:frame draw:style-name="gr7" draw:text-style-name="P6" draw:layer="layout" svg:width="2.112cm" svg:height="1.673cm" svg:x="13.556cm" svg:y="10.105cm">
          <draw:text-box>
            <text:p><text:span text:style-name="T2">r</text:span><text:span text:style-name="T2">a</text:span><text:span text:style-name="T2">n</text:span><text:span text:style-name="T2">g</text:span><text:span text:style-name="T2">e</text:span></text:p>
          </draw:text-box>
        </draw:frame>
        <draw:frame draw:style-name="gr8" draw:text-style-name="P7" draw:layer="layout" svg:width="2.525cm" svg:height="1.673cm" svg:x="14.418cm" svg:y="6.581cm">
          <draw:text-box>
            <text:p><text:span text:style-name="T3">b </text:span><text:span text:style-name="T3">= </text:span><text:span text:style-name="T3">f(</text:span><text:span text:style-name="T3">a</text:span><text:span text:style-name="T3">)</text:span></text:p>
          </draw:text-box>
        </draw:frame>
        <draw:frame draw:style-name="gr9" draw:text-style-name="P3" draw:layer="layout" svg:width="0.922cm" svg:height="0.962cm" svg:x="16.644cm" svg:y="3.924cm">
          <draw:text-box>
            <text:p>B</text:p>
          </draw:text-box>
        </draw:frame>
        <draw:frame draw:style-name="gr9" draw:text-style-name="P3" draw:layer="layout" svg:width="0.922cm" svg:height="0.962cm" svg:x="3.393cm" svg:y="3.924cm">
          <draw:text-box>
            <text:p>A</text:p>
          </draw:text-box>
        </draw:frame>
        <draw:custom-shape draw:style-name="gr10" draw:text-style-name="P1" xml:id="id3" draw:id="id3" draw:layer="layout" svg:width="3.493cm" svg:height="7.938cm" svg:x="4.492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" draw:id="id4" draw:layer="layout" svg:width="3.493cm" svg:height="7.938cm" svg:x="11.492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0.853cm" svg:height="6.41cm" svg:x="5.812cm" svg:y="14.781cm">
          <draw:text-box>
            <text:p>0</text:p>
            <text:p text:style-name="P8"><text:span text:style-name="T4"><text:s/></text:span></text:p>
            <text:p>1</text:p>
            <text:p text:style-name="P8"><text:span text:style-name="T4"><text:s/></text:span></text:p>
            <text:p>2</text:p>
            <text:p text:style-name="P8"><text:span text:style-name="T4"><text:s/></text:span></text:p>
            <text:p>3</text:p>
            <text:p>.</text:p>
            <text:p>.</text:p>
            <text:p>.</text:p>
          </draw:text-box>
        </draw:frame>
        <draw:frame draw:style-name="gr11" draw:text-style-name="P3" draw:layer="layout" svg:width="0.853cm" svg:height="6.41cm" svg:x="12.812cm" svg:y="14.782cm">
          <draw:text-box>
            <text:p>0</text:p>
            <text:p text:style-name="P8"><text:span text:style-name="T4"><text:s/></text:span></text:p>
            <text:p>1</text:p>
            <text:p text:style-name="P8"><text:span text:style-name="T4"><text:s/></text:span></text:p>
            <text:p>4</text:p>
            <text:p><text:span text:style-name="T4"><text:s/></text:span></text:p>
            <text:p>9</text:p>
            <text:p>.</text:p>
            <text:p>.</text:p>
            <text:p>.</text:p>
          </draw:text-box>
        </draw:frame>
        <draw:connector draw:style-name="gr12" draw:text-style-name="P1" draw:layer="layout" draw:type="line" svg:x1="7.985cm" svg:y1="17.986cm" svg:x2="11.492cm" svg:y2="17.987cm" draw:start-shape="id3" draw:start-glue-point="10" draw:end-shape="id4" draw:end-glue-point="6" svg:d="M7985 17986l3507 1" svg:viewBox="0 0 3508 2">
          <text:p/>
        </draw:connector>
        <draw:frame draw:style-name="gr11" draw:text-style-name="P10" draw:layer="layout" svg:width="0.815cm" svg:height="1.517cm" svg:x="9.32cm" svg:y="16.469cm">
          <draw:text-box>
            <text:p text:style-name="P9"><text:span text:style-name="T3">f</text:span></text:p>
          </draw:text-box>
        </draw:frame>
        <draw:frame draw:style-name="gr11" draw:text-style-name="P5" draw:layer="layout" svg:width="2.576cm" svg:height="0.962cm" svg:x="4.95cm" svg:y="22.242cm">
          <draw:text-box>
            <text:p text:style-name="P4"><text:span text:style-name="T1">d</text:span><text:span text:style-name="T1">o</text:span><text:span text:style-name="T1">m</text:span><text:span text:style-name="T1">a</text:span><text:span text:style-name="T1">i</text:span><text:span text:style-name="T1">n</text:span></text:p>
          </draw:text-box>
        </draw:frame>
        <draw:frame draw:style-name="gr11" draw:text-style-name="P6" draw:layer="layout" svg:width="2.119cm" svg:height="0.962cm" svg:x="12.179cm" svg:y="22.242cm">
          <draw:text-box>
            <text:p><text:span text:style-name="T2">r</text:span><text:span text:style-name="T2">a</text:span><text:span text:style-name="T2">n</text:span><text:span text:style-name="T2">g</text:span><text:span text:style-name="T2">e</text:span></text:p>
          </draw:text-box>
        </draw:frame>
        <draw:path draw:style-name="gr13" draw:text-style-name="P1" draw:layer="layout" svg:width="5.497cm" svg:height="3.049cm" draw:transform="skewX (-0.815243293606551) rotate (-0.933053018116169) translate (9.12409604297309cm 4.48954700392591cm)" svg:viewBox="0 0 5498 3050" svg:d="M0 3050c1128 10 2410-587 3369-1215 1315-860 2137-1826 2129-1835">
          <text:p/>
        </draw:path>
        <draw:frame draw:style-name="gr14" draw:text-style-name="P12" draw:layer="layout" svg:width="0.812cm" svg:height="1.517cm" svg:x="10.097cm" svg:y="5.56cm">
          <draw:text-box>
            <text:p text:style-name="P11"><text:span text:style-name="T5">f</text:span></text:p>
          </draw:text-box>
        </draw:frame>
        <draw:frame draw:style-name="gr15" draw:text-style-name="P14" draw:layer="layout" svg:width="0.715cm" svg:height="1.119cm" svg:x="10.098cm" svg:y="9.935cm">
          <draw:text-box>
            <text:p text:style-name="P13"><text:span text:style-name="T6">f</text:span></text:p>
          </draw:text-box>
        </draw:frame>
      </draw:page>
      <draw:page draw:name="page2" draw:style-name="dp1" draw:master-page-name="Default">
        <draw:custom-shape draw:style-name="gr16" draw:text-style-name="P1" draw:layer="layout" svg:width="5.715cm" svg:height="5.715cm" svg:x="3.5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5.715cm" svg:height="5.715cm" svg:x="11.79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17cm" svg:height="0.317cm" svg:x="7.033cm" svg:y="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17cm" svg:height="0.317cm" svg:x="14.033cm" svg:y="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0.853cm" svg:height="0.962cm" svg:x="6.815cm" svg:y="6.267cm">
          <draw:text-box>
            <text:p>a</text:p>
          </draw:text-box>
        </draw:frame>
        <draw:frame draw:style-name="gr11" draw:text-style-name="P3" draw:layer="layout" svg:width="0.853cm" svg:height="0.962cm" svg:x="13.816cm" svg:y="6.367cm">
          <draw:text-box>
            <text:p>b</text:p>
          </draw:text-box>
        </draw:frame>
        <draw:frame draw:style-name="gr11" draw:text-style-name="P5" draw:layer="layout" svg:width="2.576cm" svg:height="0.962cm" svg:x="5.109cm" svg:y="10.142cm">
          <draw:text-box>
            <text:p text:style-name="P4"><text:span text:style-name="T1">d</text:span><text:span text:style-name="T1">o</text:span><text:span text:style-name="T1">m</text:span><text:span text:style-name="T1">a</text:span><text:span text:style-name="T1">i</text:span><text:span text:style-name="T1">n</text:span></text:p>
          </draw:text-box>
        </draw:frame>
        <draw:frame draw:style-name="gr11" draw:text-style-name="P6" draw:layer="layout" svg:width="2.119cm" svg:height="0.962cm" svg:x="13.593cm" svg:y="10.142cm">
          <draw:text-box>
            <text:p><text:span text:style-name="T2">r</text:span><text:span text:style-name="T2">a</text:span><text:span text:style-name="T2">n</text:span><text:span text:style-name="T2">g</text:span><text:span text:style-name="T2">e</text:span></text:p>
          </draw:text-box>
        </draw:frame>
        <draw:frame draw:style-name="gr11" draw:text-style-name="P7" draw:layer="layout" svg:width="2.534cm" svg:height="0.962cm" svg:x="14.458cm" svg:y="5.697cm">
          <draw:text-box>
            <text:p><text:span text:style-name="T3">b </text:span><text:span text:style-name="T3">= </text:span><text:span text:style-name="T3">f(</text:span><text:span text:style-name="T3">a</text:span><text:span text:style-name="T3">)</text:span></text:p>
          </draw:text-box>
        </draw:frame>
        <draw:frame draw:style-name="gr11" draw:text-style-name="P3" draw:layer="layout" svg:width="0.925cm" svg:height="0.962cm" svg:x="16.692cm" svg:y="3.924cm">
          <draw:text-box>
            <text:p>B</text:p>
          </draw:text-box>
        </draw:frame>
        <draw:frame draw:style-name="gr11" draw:text-style-name="P3" draw:layer="layout" svg:width="0.925cm" svg:height="0.962cm" svg:x="3.393cm" svg:y="3.924cm">
          <draw:text-box>
            <text:p>A</text:p>
          </draw:text-box>
        </draw:frame>
        <draw:path draw:style-name="gr13" draw:text-style-name="P1" draw:layer="layout" svg:width="4.336cm" svg:height="2.487cm" draw:transform="skewX (-0.528136631653484) rotate (-0.711570736038089) translate (9.14542314611321cm 6.10482913728845cm)" svg:viewBox="0 0 4337 2488" svg:d="M0 2488c890 8 1901-479 2658-991 1037-702 1685-1489 1679-1497">
          <text:p/>
        </draw:path>
        <draw:frame draw:style-name="gr11" draw:text-style-name="P12" draw:layer="layout" svg:width="0.815cm" svg:height="1.517cm" svg:x="10.121cm" svg:y="5.77cm">
          <draw:text-box>
            <text:p text:style-name="P11"><text:span text:style-name="T5">f</text:span></text:p>
          </draw:text-box>
        </draw:frame>
        <draw:frame draw:style-name="gr11" draw:text-style-name="P14" draw:layer="layout" svg:width="0.718cm" svg:height="1.119cm" svg:x="10.122cm" svg:y="9.471cm">
          <draw:text-box>
            <text:p text:style-name="P13"><text:span text:style-name="T6">f</text:span></text:p>
          </draw:text-box>
        </draw:frame>
        <draw:path draw:style-name="gr13" draw:text-style-name="P1" draw:layer="layout" svg:width="4.325cm" svg:height="2.479cm" draw:transform="skewX (-0.524122374373897) rotate (2.43298897728009) translate (11.8866579225062cm 11.7482923307588cm)" svg:viewBox="0 0 4326 2480" svg:d="M0 2479c887 9 1896-477 2651-987 1035-700 1681-1484 1675-1492">
          <text:p/>
        </draw:path>
        <draw:frame draw:style-name="gr11" draw:text-style-name="P14" draw:layer="layout" svg:width="0.718cm" svg:height="1.119cm" svg:x="10.122cm" svg:y="7.272cm">
          <draw:text-box>
            <text:p text:style-name="P13"><text:span text:style-name="T6">f</text:span></text:p>
          </draw:text-box>
        </draw:frame>
        <draw:frame draw:style-name="gr11" draw:text-style-name="P16" draw:layer="layout" svg:width="0.879cm" svg:height="0.725cm" svg:x="10.46cm" svg:y="7.16cm">
          <draw:text-box>
            <text:p text:style-name="P15">-1</text:p>
          </draw:text-box>
        </draw:frame>
        <draw:path draw:style-name="gr17" draw:text-style-name="P1" draw:layer="layout" svg:width="7.031cm" svg:height="2.737cm" draw:transform="skewX (-0.334928683457712) rotate (-0.423242343608626) translate (7.60572123792828cm 3.50892950453129cm)" svg:viewBox="0 0 7032 2738" svg:d="M0 2738c3482 0 7032-2738 7032-2738">
          <text:p/>
        </draw:path>
        <draw:path draw:style-name="gr17" draw:text-style-name="P1" draw:layer="layout" svg:width="7.031cm" svg:height="2.737cm" draw:transform="skewX (-0.334928683457712) rotate (2.71835030998117) translate (13.7612787620717cm 8.82107049546871cm)" svg:viewBox="0 0 7032 2738" svg:d="M0 2738c3482 0 7032-2738 7032-2738">
          <text:p/>
        </draw:path>
        <draw:frame draw:style-name="gr11" draw:text-style-name="P12" draw:layer="layout" svg:width="0.815cm" svg:height="1.517cm" svg:x="10.122cm" svg:y="3.771cm">
          <draw:text-box>
            <text:p text:style-name="P11"><text:span text:style-name="T5">f</text:span></text:p>
          </draw:text-box>
        </draw:frame>
        <draw:frame draw:style-name="gr11" draw:text-style-name="P18" draw:layer="layout" svg:width="0.879cm" svg:height="0.725cm" svg:x="10.561cm" svg:y="3.761cm">
          <draw:text-box>
            <text:p text:style-name="P17">-1</text:p>
          </draw:text-box>
        </draw:frame>
        <draw:custom-shape draw:style-name="gr16" draw:text-style-name="P1" xml:id="id5" draw:id="id5" draw:layer="layout" svg:width="5.715cm" svg:height="5.715cm" svg:x="1.54cm" svg:y="1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6" draw:id="id6" draw:layer="layout" svg:width="5.715cm" svg:height="5.715cm" svg:x="9.54cm" svg:y="1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7" draw:id="id7" draw:layer="layout" svg:width="5.715cm" svg:height="5.715cm" svg:x="17.54cm" svg:y="1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7.255cm" svg:y1="18.032cm" svg:x2="9.54cm" svg:y2="18.032cm" draw:start-shape="id5" draw:start-glue-point="10" draw:end-shape="id6" draw:end-glue-point="6" svg:d="M7255 18032h2285" svg:viewBox="0 0 2286 1">
          <text:p/>
        </draw:connector>
        <draw:connector draw:style-name="gr19" draw:text-style-name="P1" draw:layer="layout" draw:type="line" svg:x1="15.255cm" svg:y1="18.032cm" svg:x2="17.54cm" svg:y2="18.032cm" draw:start-shape="id6" draw:start-glue-point="10" draw:end-shape="id7" draw:end-glue-point="6" svg:d="M15255 18032h2285" svg:viewBox="0 0 2286 1">
          <text:p/>
        </draw:connector>
        <draw:custom-shape draw:style-name="gr3" draw:text-style-name="P2" draw:layer="layout" svg:width="0.317cm" svg:height="0.317cm" svg:x="4.239cm" svg:y="16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0.853cm" svg:height="0.962cm" svg:x="3.971cm" svg:y="17.254cm">
          <draw:text-box>
            <text:p>a</text:p>
          </draw:text-box>
        </draw:frame>
        <draw:custom-shape draw:style-name="gr3" draw:text-style-name="P2" draw:layer="layout" svg:width="0.317cm" svg:height="0.317cm" svg:x="12.239cm" svg:y="1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0" draw:layer="layout" svg:width="1.628cm" svg:height="0.962cm" svg:x="11.583cm" svg:y="17.241cm">
          <draw:text-box>
            <text:p text:style-name="P19">g(a)</text:p>
          </draw:text-box>
        </draw:frame>
        <draw:custom-shape draw:style-name="gr3" draw:text-style-name="P2" draw:layer="layout" svg:width="0.317cm" svg:height="0.317cm" svg:x="20.239cm" svg:y="1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2" draw:layer="layout" svg:width="2.229cm" svg:height="0.962cm" svg:x="19.283cm" svg:y="17.228cm">
          <draw:text-box>
            <text:p text:style-name="P21"><text:span text:style-name="T7">f(</text:span><text:span text:style-name="T7">g</text:span><text:span text:style-name="T7">(</text:span><text:span text:style-name="T7">a</text:span><text:span text:style-name="T7">))</text:span></text:p>
          </draw:text-box>
        </draw:frame>
        <draw:path draw:style-name="gr17" draw:text-style-name="P1" draw:layer="layout" svg:width="7.839cm" svg:height="2.791cm" draw:transform="skewX (0.276285620590702) rotate (-2.76442700223382) translate (12.188cm 16.983cm)" svg:viewBox="0 0 7840 2792" svg:d="M7840 2792c-3883 0-7840-2792-7840-2792">
          <text:p/>
        </draw:path>
        <draw:path draw:style-name="gr17" draw:text-style-name="P1" draw:layer="layout" svg:width="7.87cm" svg:height="2.793cm" draw:transform="skewX (0.272969495011913) rotate (-2.76617233148581) translate (20.207cm 16.943cm)" svg:viewBox="0 0 7871 2794" svg:d="M7871 2794c-3900 0-7871-2794-7871-2794">
          <text:p/>
        </draw:path>
        <draw:frame draw:style-name="gr11" draw:text-style-name="P24" draw:layer="layout" svg:width="1.628cm" svg:height="0.962cm" svg:x="7.585cm" svg:y="15.126cm">
          <draw:text-box>
            <text:p text:style-name="P23">g(a)</text:p>
          </draw:text-box>
        </draw:frame>
        <draw:frame draw:style-name="gr11" draw:text-style-name="P24" draw:layer="layout" svg:width="2.229cm" svg:height="0.962cm" svg:x="15.285cm" svg:y="15.126cm">
          <draw:text-box>
            <text:p text:style-name="P23">f(g(a))</text:p>
          </draw:text-box>
        </draw:frame>
        <draw:path draw:style-name="gr17" draw:text-style-name="P1" draw:layer="layout" svg:width="19.249cm" svg:height="9.71cm" draw:transform="skewX (0.611737902824012) rotate (-2.47871660368235) translate (20.367cm 16.743cm)" svg:viewBox="0 0 19250 9711" svg:d="M19250 9711c-9533-3-19250-9711-19250-9711">
          <text:p/>
        </draw:path>
        <draw:frame draw:style-name="gr11" draw:text-style-name="P24" draw:layer="layout" svg:width="2.454cm" svg:height="0.962cm" svg:x="11.185cm" svg:y="12.726cm">
          <draw:text-box>
            <text:p text:style-name="P23"><text:span text:style-name="T8">(</text:span><text:span text:style-name="T3">f</text:span><text:span text:style-name="T3">◦</text:span><text:span text:style-name="T3">g</text:span><text:span text:style-name="T3">)</text:span><text:span text:style-name="T3">(</text:span><text:span text:style-name="T3">a</text:span><text:span text:style-name="T3">)</text:span></text:p>
          </draw:text-box>
        </draw:frame>
        <draw:path draw:style-name="gr20" draw:text-style-name="P25" draw:layer="layout" svg:width="15.494cm" svg:height="7.175cm" draw:transform="skewX (-0.482932604026831) rotate (-0.548906049752217) translate (6.19614830462197cm 12.726336323187cm)" svg:viewBox="0 0 15495 7176" svg:d="M0 7176c7677-3 15495-7176 15495-7176">
          <text:p/>
        </draw:path>
        <draw:frame draw:style-name="gr21" draw:text-style-name="P27" draw:layer="layout" svg:width="1.256cm" svg:height="0.963cm" svg:x="11.768cm" svg:y="22.907cm">
          <draw:text-box>
            <text:p text:style-name="P26">f◦g</text:p>
          </draw:text-box>
        </draw:frame>
        <draw:frame draw:style-name="gr11" draw:text-style-name="P3" draw:layer="layout" svg:width="0.925cm" svg:height="0.962cm" svg:x="3.935cm" svg:y="19.824cm">
          <draw:text-box>
            <text:p>A</text:p>
          </draw:text-box>
        </draw:frame>
        <draw:frame draw:style-name="gr11" draw:text-style-name="P3" draw:layer="layout" svg:width="0.925cm" svg:height="0.962cm" svg:x="11.935cm" svg:y="19.824cm">
          <draw:text-box>
            <text:p>B</text:p>
          </draw:text-box>
        </draw:frame>
        <draw:frame draw:style-name="gr11" draw:text-style-name="P3" draw:layer="layout" svg:width="0.959cm" svg:height="0.962cm" svg:x="19.918cm" svg:y="19.824cm">
          <draw:text-box>
            <text:p>C</text:p>
          </draw:text-box>
        </draw:frame>
        <draw:frame draw:style-name="gr11" draw:text-style-name="P29" draw:layer="layout" svg:width="0.853cm" svg:height="0.962cm" svg:x="7.971cm" svg:y="18.167cm">
          <draw:text-box>
            <text:p text:style-name="P28"><text:span text:style-name="T9">g</text:span></text:p>
          </draw:text-box>
        </draw:frame>
        <draw:frame draw:style-name="gr11" draw:text-style-name="P29" draw:layer="layout" svg:width="0.68cm" svg:height="0.962cm" svg:x="15.972cm" svg:y="18.167cm">
          <draw:text-box>
            <text:p text:style-name="P28"><text:span text:style-name="T9">f</text:span></text:p>
          </draw:text-box>
        </draw:frame>
      </draw:page>
      <draw:page draw:name="page3" draw:style-name="dp1" draw:master-page-name="Default">
        <draw:line draw:style-name="gr22" draw:text-style-name="P30" draw:layer="layout" svg:x1="6.032cm" svg:y1="12.715cm" svg:x2="6.032cm" svg:y2="17.395cm">
          <text:p/>
        </draw:line>
        <draw:line draw:style-name="gr23" draw:text-style-name="P1" draw:layer="layout" svg:x1="9.296cm" svg:y1="15.985cm" svg:x2="4.622cm" svg:y2="15.985cm">
          <text:p/>
        </draw:line>
        <draw:custom-shape draw:style-name="gr24" draw:text-style-name="P30" draw:layer="layout" svg:width="0.127cm" svg:height="0.127cm" svg:x="5.969cm" svg:y="1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9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969cm" svg:y="1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369cm" svg:y="1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4.769cm" svg:y="1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3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369cm" svg:y="1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4.7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4.769cm" svg:y="1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369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369cm" svg:y="1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4.769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4.769cm" svg:y="1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369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369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4.769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4.769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369cm" svg:y="12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4.769cm" svg:y="12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169cm" svg:y="1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6.569cm" svg:y="1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1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169cm" svg:y="1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6.5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6.569cm" svg:y="1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169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169cm" svg:y="1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6.569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6.569cm" svg:y="1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169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169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6.569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draw:layer="layout" svg:width="0.127cm" svg:height="0.127cm" svg:x="6.569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draw:layer="layout" svg:width="0.127cm" svg:height="0.127cm" svg:x="7.169cm" svg:y="12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6.569cm" svg:y="12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369cm" svg:y="1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769cm" svg:y="1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3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369cm" svg:y="1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7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769cm" svg:y="1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369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369cm" svg:y="1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769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769cm" svg:y="1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369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369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769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769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369cm" svg:y="12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7.769cm" svg:y="12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969cm" svg:y="1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9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969cm" svg:y="1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969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969cm" svg:y="1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969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969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8.969cm" svg:y="12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969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draw:layer="layout" svg:width="0.127cm" svg:height="0.127cm" svg:x="5.969cm" svg:y="1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969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969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0.127cm" svg:height="0.127cm" svg:x="5.969cm" svg:y="12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0" draw:layer="layout" svg:x1="12.959cm" svg:y1="12.715cm" svg:x2="12.959cm" svg:y2="17.395cm">
          <text:p/>
        </draw:line>
        <draw:line draw:style-name="gr23" draw:text-style-name="P1" draw:layer="layout" svg:x1="15.296cm" svg:y1="16.585cm" svg:x2="10.622cm" svg:y2="16.585cm">
          <text:p/>
        </draw:line>
        <draw:custom-shape draw:style-name="gr25" draw:text-style-name="P31" draw:layer="layout" svg:width="0.127cm" svg:height="0.127cm" svg:x="12.903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draw:layer="layout" svg:width="0.127cm" svg:height="0.127cm" svg:x="13.503cm" svg:y="1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draw:layer="layout" svg:width="0.127cm" svg:height="0.127cm" svg:x="14.103cm" svg:y="1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draw:layer="layout" svg:width="0.127cm" svg:height="0.127cm" svg:x="14.703cm" svg:y="13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draw:layer="layout" svg:width="0.127cm" svg:height="0.127cm" svg:x="12.301cm" svg:y="16.21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5" draw:text-style-name="P31" draw:layer="layout" svg:width="0.127cm" svg:height="0.127cm" svg:x="11.701cm" svg:y="15.31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5" draw:text-style-name="P31" draw:layer="layout" svg:width="0.127cm" svg:height="0.127cm" svg:x="11.101cm" svg:y="13.81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11" draw:text-style-name="P33" draw:layer="layout" svg:width="1.323cm" svg:height="0.645cm" svg:x="12.862cm" svg:y="16.642cm">
          <draw:text-box>
            <text:p text:style-name="P32"><text:span text:style-name="T10">(0, 0)</text:span></text:p>
          </draw:text-box>
        </draw:frame>
        <draw:frame draw:style-name="gr11" draw:text-style-name="P33" draw:layer="layout" svg:width="1.323cm" svg:height="0.645cm" svg:x="13.563cm" svg:y="15.943cm">
          <draw:text-box>
            <text:p text:style-name="P32"><text:span text:style-name="T10">(1, </text:span><text:span text:style-name="T10">1)</text:span></text:p>
          </draw:text-box>
        </draw:frame>
        <draw:frame draw:style-name="gr11" draw:text-style-name="P33" draw:layer="layout" svg:width="1.323cm" svg:height="0.645cm" svg:x="14.164cm" svg:y="15.044cm">
          <draw:text-box>
            <text:p text:style-name="P32"><text:span text:style-name="T10">(2, </text:span><text:span text:style-name="T10">4)</text:span></text:p>
          </draw:text-box>
        </draw:frame>
        <draw:frame draw:style-name="gr11" draw:text-style-name="P33" draw:layer="layout" svg:width="1.323cm" svg:height="0.645cm" svg:x="14.765cm" svg:y="13.545cm">
          <draw:text-box>
            <text:p text:style-name="P32"><text:span text:style-name="T10">(3, </text:span><text:span text:style-name="T10">9)</text:span></text:p>
          </draw:text-box>
        </draw:frame>
        <draw:frame draw:style-name="gr26" draw:text-style-name="P33" draw:layer="layout" svg:width="1.587cm" svg:height="0.645cm" svg:x="9.725cm" svg:y="13.546cm">
          <draw:text-box>
            <text:p text:style-name="P32"><text:span text:style-name="T10">(-</text:span><text:span text:style-name="T10">3, </text:span><text:span text:style-name="T10">9)</text:span></text:p>
          </draw:text-box>
        </draw:frame>
        <draw:frame draw:style-name="gr26" draw:text-style-name="P33" draw:layer="layout" svg:width="1.587cm" svg:height="0.645cm" svg:x="10.326cm" svg:y="15.047cm">
          <draw:text-box>
            <text:p text:style-name="P32"><text:span text:style-name="T10">(-</text:span><text:span text:style-name="T10">2, </text:span><text:span text:style-name="T10">4)</text:span></text:p>
          </draw:text-box>
        </draw:frame>
        <draw:frame draw:style-name="gr26" draw:text-style-name="P33" draw:layer="layout" svg:width="1.587cm" svg:height="0.645cm" svg:x="10.927cm" svg:y="15.948cm">
          <draw:text-box>
            <text:p text:style-name="P32"><text:span text:style-name="T10">(-</text:span><text:span text:style-name="T10">1, </text:span><text:span text:style-name="T10">1)</text:span></text:p>
          </draw:text-box>
        </draw:frame>
        <draw:custom-shape draw:style-name="gr27" draw:text-style-name="P1" draw:layer="layout" svg:width="3.493cm" svg:height="7.938cm" svg:x="2.492cm" svg:y="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3.493cm" svg:height="7.938cm" svg:x="9.492cm" svg:y="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5" xml:id="id10" draw:id="id10" draw:layer="layout" svg:width="0.972cm" svg:height="1.195cm" svg:x="3.752cm" svg:y="3.361cm">
          <draw:text-box>
            <text:p text:style-name="P34">a</text:p>
          </draw:text-box>
        </draw:frame>
        <draw:connector draw:style-name="gr12" draw:text-style-name="P1" draw:layer="layout" draw:type="line" svg:x1="4.724cm" svg:y1="5.958cm" svg:x2="10.776cm" svg:y2="7.959cm" draw:start-shape="id8" draw:start-glue-point="1" draw:end-shape="id9" draw:end-glue-point="3" svg:d="M4724 5958l6052 2001" svg:viewBox="0 0 6053 2002">
          <text:p/>
        </draw:connector>
        <draw:frame draw:style-name="gr11" draw:text-style-name="P5" draw:layer="layout" svg:width="2.576cm" svg:height="0.962cm" svg:x="2.95cm" svg:y="10.222cm">
          <draw:text-box>
            <text:p text:style-name="P4"><text:span text:style-name="T1">d</text:span><text:span text:style-name="T1">o</text:span><text:span text:style-name="T1">m</text:span><text:span text:style-name="T1">a</text:span><text:span text:style-name="T1">i</text:span><text:span text:style-name="T1">n</text:span></text:p>
          </draw:text-box>
        </draw:frame>
        <draw:frame draw:style-name="gr11" draw:text-style-name="P6" draw:layer="layout" svg:width="2.119cm" svg:height="0.962cm" svg:x="10.179cm" svg:y="10.222cm">
          <draw:text-box>
            <text:p><text:span text:style-name="T2">r</text:span><text:span text:style-name="T2">a</text:span><text:span text:style-name="T2">n</text:span><text:span text:style-name="T2">g</text:span><text:span text:style-name="T2">e</text:span></text:p>
          </draw:text-box>
        </draw:frame>
        <draw:frame draw:style-name="gr11" draw:text-style-name="P35" xml:id="id8" draw:id="id8" draw:layer="layout" svg:width="0.972cm" svg:height="1.195cm" svg:x="3.752cm" svg:y="5.361cm">
          <draw:text-box>
            <text:p text:style-name="P34">b</text:p>
          </draw:text-box>
        </draw:frame>
        <draw:frame draw:style-name="gr11" draw:text-style-name="P35" xml:id="id12" draw:id="id12" draw:layer="layout" svg:width="0.925cm" svg:height="1.195cm" svg:x="3.776cm" svg:y="7.361cm">
          <draw:text-box>
            <text:p text:style-name="P34">c</text:p>
          </draw:text-box>
        </draw:frame>
        <draw:frame draw:style-name="gr11" draw:text-style-name="P35" xml:id="id13" draw:id="id13" draw:layer="layout" svg:width="0.972cm" svg:height="1.195cm" svg:x="10.752cm" svg:y="3.362cm">
          <draw:text-box>
            <text:p text:style-name="P34">1</text:p>
          </draw:text-box>
        </draw:frame>
        <draw:frame draw:style-name="gr11" draw:text-style-name="P35" xml:id="id11" draw:id="id11" draw:layer="layout" svg:width="0.972cm" svg:height="1.195cm" svg:x="10.752cm" svg:y="5.362cm">
          <draw:text-box>
            <text:p text:style-name="P34">2</text:p>
          </draw:text-box>
        </draw:frame>
        <draw:frame draw:style-name="gr11" draw:text-style-name="P35" xml:id="id9" draw:id="id9" draw:layer="layout" svg:width="0.972cm" svg:height="1.195cm" svg:x="10.776cm" svg:y="7.362cm">
          <draw:text-box>
            <text:p text:style-name="P34">3</text:p>
          </draw:text-box>
        </draw:frame>
        <draw:connector draw:style-name="gr12" draw:text-style-name="P1" draw:layer="layout" draw:type="line" svg:x1="4.724cm" svg:y1="3.958cm" svg:x2="10.752cm" svg:y2="5.959cm" draw:start-shape="id10" draw:start-glue-point="1" draw:end-shape="id11" draw:end-glue-point="3" svg:d="M4724 3958l6028 2001" svg:viewBox="0 0 6029 2002">
          <text:p/>
        </draw:connector>
        <draw:connector draw:style-name="gr12" draw:text-style-name="P1" draw:layer="layout" draw:type="line" svg:x1="4.701cm" svg:y1="7.958cm" svg:x2="10.752cm" svg:y2="3.959cm" draw:start-shape="id12" draw:start-glue-point="1" draw:end-shape="id13" draw:end-glue-point="3" svg:d="M4701 7958l6051-3999" svg:viewBox="0 0 6052 400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1013 1130" svg:d="M1009 1050l-449-1008-22-30-29-12-34 12-21 26-449 1012-5 13v8l5 21 12 21 17 13 21 4h903l21-4 21-13 9-21 4-21v-8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4T19:56:01.102162406</meta:creation-date>
    <dc:date>2022-03-28T12:48:16.853195917</dc:date>
    <meta:editing-duration>P3DT12H29M48S</meta:editing-duration>
    <meta:editing-cycles>2</meta:editing-cycles>
    <meta:generator>LibreOffice/7.2.5.2$Linux_X86_64 LibreOffice_project/20$Build-2</meta:generator>
    <meta:document-statistic meta:object-count="163"/>
  </office:meta>
</office:document-meta>
</file>